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-color="#e6e64c"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stroke-dash="Fine_20_Dashed" draw:textarea-horizontal-align="center" draw:textarea-vertical-align="middle"/>
    </style:style>
    <style:style style:name="gr3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5cm" fo:min-width="0.306cm"/>
    </style:style>
    <style:style style:name="gr5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6cm" fo:min-width="1.078cm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6cm" fo:min-width="0.96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6cm" fo:min-width="0.91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style:font-size-asian="15pt" style:font-size-complex="15pt"/>
    </style:style>
    <style:style style:name="T1" style:family="text">
      <style:text-properties fo:font-family="Arial" style:font-style-name="Regular" style:font-family-generic="swiss" style:font-pitch="variable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423cm" svg:height="9.649cm" draw:transform="skewX (0.000174532925199447) rotate (-0.523598775599386) translate (10.282cm 10.95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742cm" svg:height="4.153cm" draw:transform="skewX (0.000174532925199403) rotate (-1.25332093585808) translate (8.762cm 20.71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7.425cm" svg:height="4.454cm" draw:transform="skewX (-0.000174532925199497) rotate (-0.523598775599386) translate (12.511cm 7.101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8.672cm" svg:y1="21.173cm" svg:x2="5.703cm" svg:y2="26.316cm">
          <text:p/>
        </draw:line>
        <draw:line draw:style-name="gr3" draw:text-style-name="P2" draw:layer="layout" svg:x1="5.133cm" svg:y1="22.74cm" svg:x2="6.771cm" svg:y2="24.475cm">
          <text:p/>
        </draw:line>
        <draw:frame draw:style-name="gr4" draw:layer="layout" svg:width="1.689cm" svg:height="1.905cm" svg:x="4.123cm" svg:y="23.686cm">
          <draw:text-box>
            <text:p><text:span text:style-name="T1">δ</text:span></text:p>
          </draw:text-box>
        </draw:frame>
        <draw:line draw:style-name="gr2" draw:text-style-name="P1" draw:layer="layout" svg:x1="11.8cm" svg:y1="10.312cm" svg:x2="11.815cm" svg:y2="1cm">
          <text:p/>
        </draw:line>
        <draw:line draw:style-name="gr2" draw:text-style-name="P1" draw:layer="layout" svg:x1="18.739cm" svg:y1="3.741cm" svg:x2="15.77cm" svg:y2="8.884cm">
          <text:p/>
        </draw:line>
        <draw:line draw:style-name="gr5" draw:text-style-name="P1" draw:layer="layout" svg:x1="11.906cm" svg:y1="2.744cm" svg:x2="18.656cm" svg:y2="3.826cm">
          <text:p/>
        </draw:line>
        <draw:frame draw:style-name="gr6" draw:layer="layout" svg:width="2.043cm" svg:height="1.906cm" svg:x="13.085cm" svg:y="3.87cm">
          <draw:text-box>
            <text:p><text:span text:style-name="T1">Ψ</text:span></text:p>
          </draw:text-box>
        </draw:frame>
        <draw:line draw:style-name="gr7" draw:text-style-name="P1" draw:layer="layout" svg:x1="1.001cm" svg:y1="26.517cm" svg:x2="1.001cm" svg:y2="2.973cm">
          <text:p/>
        </draw:line>
        <draw:line draw:style-name="gr7" draw:text-style-name="P1" draw:layer="layout" svg:x1="1.001cm" svg:y1="26.562cm" svg:x2="20.59cm" svg:y2="26.562cm">
          <text:p/>
        </draw:line>
        <draw:frame draw:style-name="gr8" draw:layer="layout" svg:width="1.9cm" svg:height="1.906cm" svg:x="1.313cm" svg:y="3.109cm">
          <draw:text-box>
            <text:p>N</text:p>
          </draw:text-box>
        </draw:frame>
        <draw:frame draw:style-name="gr9" draw:layer="layout" svg:width="1.833cm" svg:height="1.906cm" svg:x="18.167cm" svg:y="24.674cm">
          <draw:text-box>
            <text:p>E</text:p>
          </draw:text-box>
        </draw:frame>
        <draw:line draw:style-name="gr5" draw:text-style-name="P1" draw:layer="layout" svg:x1="11.87cm" svg:y1="15.625cm" svg:x2="8.878cm" svg:y2="20.884cm">
          <text:p/>
        </draw:line>
        <draw:frame draw:style-name="gr10" draw:layer="layout" svg:width="0.853cm" svg:height="0.962cm" svg:x="9.525cm" svg:y="17.69cm">
          <draw:text-box>
            <text:p>L</text:p>
          </draw:text-box>
        </draw:frame>
        <draw:line draw:style-name="gr7" draw:text-style-name="P1" draw:layer="layout" svg:x1="11.87cm" svg:y1="15.58cm" svg:x2="16.229cm" svg:y2="17.995cm">
          <text:p/>
        </draw:line>
        <draw:frame draw:style-name="gr10" draw:layer="layout" svg:width="0.82cm" svg:height="0.962cm" svg:x="15.64cm" svg:y="16.728cm">
          <draw:text-box>
            <text:p>v</text:p>
          </draw:text-box>
        </draw:frame>
        <draw:line draw:style-name="gr7" draw:text-style-name="P1" draw:layer="layout" svg:x1="11.87cm" svg:y1="15.58cm" svg:x2="13.843cm" svg:y2="12.311cm">
          <text:p/>
        </draw:line>
        <draw:frame draw:style-name="gr10" draw:layer="layout" svg:width="0.853cm" svg:height="0.962cm" svg:x="13.754cm" svg:y="11.811cm">
          <draw:text-box>
            <text:p>u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5-11T17:46:34</meta:creation-date>
    <dc:date>2009-05-11T18:37:26</dc:date>
    <meta:editing-duration>PT00H35M31S</meta:editing-duration>
    <meta:editing-cycles>4</meta:editing-cycles>
    <meta:generator>OpenOffice.org/3.0$Unix OpenOffice.org_project/300m15$Build-9379</meta:generator>
    <meta:document-statistic meta:object-count="20"/>
    <meta:user-defined meta:name="Info 1"/>
    <meta:user-defined meta:name="Info 2"/>
    <meta:user-defined meta:name="Info 3"/>
    <meta:user-defined meta:name="Info 4"/>
  </office:meta>
</office:document-meta>
</file>